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27" calcext:value-type="float">
            <text:p>0.027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032" calcext:value-type="float">
            <text:p>0.032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Dev/6.0.5.2$Linux_X86_64 LibreOffice_project/</meta:generator>
  </office:meta>
</office:document-meta>
</file>